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Hei Pro" svg:font-family="'LiHei Pro'" style:font-pitch="variable"/>
    <style:font-face style:name="Lucida Console" svg:font-family="'Lucida Console'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f191"/>
    </style:style>
    <style:style style:name="P2" style:family="paragraph" style:parent-style-name="Standard">
      <style:text-properties officeooo:rsid="0009f191" officeooo:paragraph-rsid="0009f191"/>
    </style:style>
    <style:style style:name="P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4" style:family="paragraph" style:parent-style-name="Standard">
      <style:text-properties fo:color="#2fff12" style:font-name="AndaleMono" fo:font-size="12pt" officeooo:rsid="0009f191" officeooo:paragraph-rsid="0009f191" style:font-size-asian="12pt"/>
    </style:style>
    <style:style style:name="P5" style:family="paragraph" style:parent-style-name="Standard" style:list-style-name="L3">
      <style:text-properties officeooo:rsid="0009f191" officeooo:paragraph-rsid="0009f191"/>
    </style:style>
    <style:style style:name="P6" style:family="paragraph" style:parent-style-name="Standard" style:list-style-name="L3">
      <style:text-properties officeooo:rsid="000a08c3" officeooo:paragraph-rsid="000a08c3"/>
    </style:style>
    <style:style style:name="P7" style:family="paragraph" style:parent-style-name="Standard" style:list-style-name="L4">
      <style:text-properties officeooo:rsid="000a08c3" officeooo:paragraph-rsid="000a08c3"/>
    </style:style>
    <style:style style:name="T1" style:family="text">
      <style:text-properties fo:color="#2fff12" style:font-name="AndaleMono" fo:font-size="12pt" style:font-size-asian="12pt"/>
    </style:style>
    <style:style style:name="T2" style:family="text">
      <style:text-properties fo:color="#2fff12" style:font-name="AndaleMono" fo:font-size="12pt" officeooo:rsid="0009f191" style:font-size-asian="12pt"/>
    </style:style>
    <style:style style:name="T3" style:family="text">
      <style:text-properties officeooo:rsid="000a08c3"/>
    </style:style>
    <style:style style:name="T4" style:family="text">
      <style:text-properties style:font-name="Lucida Console"/>
    </style:style>
    <style:style style:name="T5" style:family="text">
      <style:text-properties style:font-name="Lucida Console" officeooo:rsid="000a08c3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9f1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keto diegimo instrukcija</text:h>
      <text:p text:style-name="P1"/>
      <text:list xml:id="list6617077812314468892" text:style-name="L3">
        <text:list-item>
          <text:p text:style-name="P5">Išarchyvuoti <text:span text:style-name="T4">KVS_AP_ … _bin.zip</text:span> archyvą. <text:span text:style-name="T3">Jame bus dvi bylos:</text:span></text:p>
        </text:list-item>
      </text:list>
      <text:list xml:id="list6117807307911268687" text:style-name="L4">
        <text:list-item>
          <text:p text:style-name="P7"><text:span text:style-name="T4">activiti-webapp-explorer2-... .war</text:span> – webapp war archyvas</text:p>
        </text:list-item>
        <text:list-item>
          <text:p text:style-name="P7"><text:span text:style-name="T4">engine.properties</text:span> – išorinė konfigūracija (DB, LDAP, Activiti)</text:p>
          <text:p text:style-name="P7"/>
        </text:list-item>
      </text:list>
      <text:list xml:id="list114350235858390" text:continue-list="list6617077812314468892" text:style-name="L3">
        <text:list-item>
          <text:p text:style-name="P6"><text:span text:style-name="T4">engine.properties </text:span><text:span text:style-name="T6">bylą</text:span><text:span text:style-name="T7"> </text:span><text:span text:style-name="T6">nukopijuoti į serverio </text:span><text:span text:style-name="T4">/opt/config/</text:span><text:span text:style-name="T6"> direktoriją</text:span></text:p>
          <text:p text:style-name="P6"><text:span text:style-name="T6"/></text:p>
        </text:list-item>
        <text:list-item>
          <text:p text:style-name="P5"><text:span text:style-name="T4">.war</text:span> archyv<text:span text:style-name="T3">o bylą</text:span> pervardinti į <text:span text:style-name="T3">anksčiau</text:span> naudo<text:span text:style-name="T3">t</text:span>ą Activiti webapp vardą (pvz. <text:span text:style-name="T4">activiti-explorer.war</text:span>)</text:p>
          <text:p text:style-name="P5"/>
        </text:list-item>
        <text:list-item>
          <text:p text:style-name="P5">Įdiegti <text:span text:style-name="T4">.war</text:span> archyvą (perkelti į <text:span text:style-name="T5">$TOMCAT_HOME/w</text:span><text:span text:style-name="T4">ebapps</text:span> direktoriją, arba užkrauti naudojant Tomcat Web Application Manager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Hei Pro" svg:font-family="'LiHei Pro'" style:font-pitch="variable"/>
    <style:font-face style:name="Lucida Console" svg:font-family="'Lucida Console'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23:21:21.126330000</meta:creation-date>
    <dc:date>2014-12-19T11:43:41.684039000</dc:date>
    <meta:editing-duration>PT10M21S</meta:editing-duration>
    <meta:editing-cycles>2</meta:editing-cycles>
    <meta:generator>LibreOffice/4.3.0.4$MacOSX_x86 LibreOffice_project/62ad5818884a2fc2e5780dd45466868d41009ec0</meta:generator>
    <meta:document-statistic meta:table-count="0" meta:image-count="0" meta:object-count="0" meta:page-count="1" meta:paragraph-count="8" meta:word-count="63" meta:character-count="506" meta:non-whitespace-character-count="455"/>
  </office:meta>
</office:document-meta>
</file>